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8142" officeooo:paragraph-rsid="00088142"/>
    </style:style>
    <style:style style:name="T1" style:family="text">
      <style:text-properties officeooo:rsid="000a7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write:</text:p>
      <text:p text:style-name="P1"/>
      <text:p text:style-name="P1">What topics might be interesting enough to you to serve as the focus of your portion of the exhibition?</text:p>
      <text:p text:style-name="P1">Why do they strike you as interesting/revealing/strange?</text:p>
      <text:p text:style-name="P1"/>
      <text:p text:style-name="P1">I think that the philosophy of Calvin and Hobbes will be a good topic for me to make an exhibition on because they stick out to me and I think that they have applicability to many situations. Another topic I could do would be multi strip stories. They are funny but also have a level of depth that only is present in one other part of the strips: Sunday strips. However I do not like the Sunday strips as much as I do the multi strip stories because they are only related to each other in style, and it is a <text:span text:style-name="T1">clichéd theme. </text:span></text:p>
      <text:p text:style-name="P1"/>
      <text:p text:style-name="P1">eeyyuuiiooaassllzzccnn</text:p>
      <text:p text:style-name="P1">qwrtpdfghjkvb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8:56:49.049347000</meta:creation-date>
    <dc:date>2016-11-15T09:22:32.130484000</dc:date>
    <meta:editing-duration>PT4M56S</meta:editing-duration>
    <meta:editing-cycles>1</meta:editing-cycles>
    <meta:document-statistic meta:table-count="0" meta:image-count="0" meta:object-count="0" meta:page-count="1" meta:paragraph-count="6" meta:word-count="132" meta:character-count="728" meta:non-whitespace-character-count="601"/>
    <meta:generator>LibreOffice/5.2.2.2$MacOSX_X86_64 LibreOffice_project/8f96e87c890bf8fa77463cd4b640a2312823f3ad</meta:generator>
  </office:meta>
</office:document-meta>
</file>